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/>
            <text:p text:style-name="P5"><text:soft-page-break/></text:p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amt(o.amount_total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header_text or ''&gt;</text:placeholder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tpt_amount_to_text(get_ed_example(o.invoice_line or 0, o.excise_duty_id and o.excise_duty_id.amount or 0, o.excise_duty_id and o.sale_tax_id.amount or 0), o.sale_id.distribution_channel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7-10T16:39:59</dc:date>
    <meta:editing-duration>P2DT21H38M18S</meta:editing-duration>
    <meta:editing-cycles>562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100" meta:word-count="344" meta:character-count="3721" meta:non-whitespace-character-count="3308"/>
  </office:meta>
</office:document-meta>
</file>